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MUALDO YACO GONZALES CHOQUEGONZ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56222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ONZALES CHOQUEGONZA, ROMUALDO YA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56222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NZALES CHOQUEGONZA, LUIS FERNAND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52578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21</text:p>
          </table:table-cell>
          <table:table-cell table:style-name="Tableau1.D2" office:value-type="string">
            <text:p text:style-name="P13">88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8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1:12:1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